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style:font-name="Arial" fo:language="es" fo:country="UY" fo:font-weight="bold"/>
    </style:style>
    <style:style style:name="P3" style:family="paragraph" style:parent-style-name="Standard" style:list-style-name="L1">
      <style:text-properties style:font-name="Arial1" officeooo:rsid="001c6360" officeooo:paragraph-rsid="001c6360"/>
    </style:style>
    <style:style style:name="P4" style:family="paragraph" style:parent-style-name="Standard" style:list-style-name="L1">
      <style:text-properties style:font-name="Arial1" officeooo:rsid="001d181e" officeooo:paragraph-rsid="001d181e"/>
    </style:style>
    <style:style style:name="P5" style:family="paragraph" style:parent-style-name="Standard" style:list-style-name="L1">
      <style:text-properties style:font-name="Arial1" officeooo:rsid="001ebd72" officeooo:paragraph-rsid="001ebd72"/>
    </style:style>
    <style:style style:name="T1" style:family="text">
      <style:text-properties style:font-name="Arial"/>
    </style:style>
    <style:style style:name="T2" style:family="text">
      <style:text-properties style:font-name="Arial" fo:language="es" fo:country="UY"/>
    </style:style>
    <style:style style:name="T3" style:family="text">
      <style:text-properties style:font-name="Arial" fo:language="es" fo:country="UY" fo:font-weight="bold"/>
    </style:style>
    <style:style style:name="T4" style:family="text">
      <style:text-properties style:font-name="Arial" fo:language="es" fo:country="UY" fo:font-weight="bold" officeooo:rsid="001d181e"/>
    </style:style>
    <style:style style:name="T5" style:family="text">
      <style:text-properties style:font-name="Arial" officeooo:rsid="001d181e"/>
    </style:style>
    <style:style style:name="T6" style:family="text">
      <style:text-properties style:font-name="Arial" officeooo:rsid="001ebd72"/>
    </style:style>
    <style:style style:name="T7" style:family="text">
      <style:text-properties officeooo:rsid="001d18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Acta de </text:span><text:span text:style-name="T4">segunda </text:span><text:span text:style-name="T3">reunión </text:span></text:p>
      <text:p text:style-name="Text_20_body"><text:span text:style-name="T3">Proyecto: </text:span><text:span text:style-name="T2">I.S.U.</text:span></text:p>
      <text:p text:style-name="Text_20_body"><text:span text:style-name="T3">Coordinador del proyecto: </text:span><text:span text:style-name="T2">Camila Galván</text:span></text:p>
      <text:p text:style-name="Text_20_body"><text:span text:style-name="T3">Sub-coordinador del proyecto: </text:span><text:span text:style-name="T2">Giuliana Esquibel</text:span></text:p>
      <text:p text:style-name="Text_20_body"><text:span text:style-name="T3">Integrantes del proyecto: </text:span><text:span text:style-name="T2">Ian Cerpa y Sebastián Estévez</text:span></text:p>
      <text:p text:style-name="Text_20_body"><text:span text:style-name="T3">Fecha y hora de reunión:</text:span> <text:span text:style-name="T1">2</text:span><text:span text:style-name="T6">6</text:span><text:span text:style-name="T1"> </text:span><text:span text:style-name="T5">d</text:span><text:span text:style-name="T1">e </text:span><text:span text:style-name="T6">Agosto</text:span><text:span text:style-name="T1"> 2016, 14:20</text:span></text:p>
      <text:p text:style-name="Text_20_body"><text:span text:style-name="T3">Lugar o medio de reunión: </text:span><text:span text:style-name="T2">Aquiles lanza 1119/001.</text:span></text:p>
      <text:p text:style-name="P2">Temas tratados:</text:p>
      <text:list xml:id="list2141401212465872243" text:style-name="L1">
        <text:list-item>
          <text:p text:style-name="P5">Ayudo con dudas de ADA: UML</text:p>
        </text:list-item>
        <text:list-item>
          <text:p text:style-name="P5">Se hablo de que hoy 26/08 a las 22:30hs se tendrán que subir las carpetas para imprimir al Github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16:13:24.262000000</meta:creation-date>
    <dc:date>2016-08-26T17:05:50.151610395</dc:date>
    <meta:editing-duration>PT11M7S</meta:editing-duration>
    <meta:editing-cycles>2</meta:editing-cycles>
    <meta:generator>LibreOffice/5.1.4.2$Linux_x86 LibreOffice_project/10m0$Build-2</meta:generator>
    <meta:document-statistic meta:table-count="0" meta:image-count="0" meta:object-count="0" meta:page-count="1" meta:paragraph-count="11" meta:word-count="72" meta:character-count="421" meta:non-whitespace-character-count="361"/>
  </office:meta>
</office:document-meta>
</file>